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Monaco, 'Andale Mono', 'Ubuntu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</office:font-face-decls>
  <office:automatic-styles>
    <style:style style:name="P1" style:family="paragraph" style:parent-style-name="Standard">
      <style:text-properties officeooo:rsid="00183f4b" officeooo:paragraph-rsid="00183f4b"/>
    </style:style>
    <style:style style:name="P2" style:family="paragraph" style:parent-style-name="Preformatted_20_Text" style:list-style-name="L1">
      <style:text-properties fo:font-weight="bold" officeooo:rsid="001cfb37" officeooo:paragraph-rsid="001cfb37" fo:background-color="#ffd74c" style:font-weight-asian="bold" style:font-weight-complex="bold"/>
    </style:style>
    <style:style style:name="P3" style:family="paragraph" style:parent-style-name="Preformatted_20_Text" style:list-style-name="L1">
      <style:text-properties style:font-name="Liberation Mono" fo:font-size="10pt" fo:font-weight="bold" officeooo:rsid="001cfb37" officeooo:paragraph-rsid="001cfb37" fo:background-color="#ffd74c" style:font-name-asian="Noto Sans Mono CJK SC" style:font-size-asian="10pt" style:font-weight-asian="bold" style:font-name-complex="Liberation Mono" style:font-size-complex="10pt" style:font-weight-complex="bold"/>
    </style:style>
    <style:style style:name="P4" style:family="paragraph" style:parent-style-name="Preformatted_20_Text">
      <style:paragraph-properties fo:margin-left="0cm" fo:margin-right="0cm" fo:margin-top="0cm" fo:margin-bottom="0cm" style:contextual-spacing="false" fo:text-indent="0cm" style:auto-text-indent="false" fo:padding="0.049cm" fo:border="0.06pt solid #e1e5eb"/>
    </style:style>
    <style:style style:name="P5" style:family="paragraph" style:parent-style-name="Preformatted_20_Text">
      <style:paragraph-properties fo:margin-top="0cm" fo:margin-bottom="0cm" style:contextual-spacing="false" fo:padding="0.049cm" fo:border="0.06pt solid #e1e5eb"/>
    </style:style>
    <style:style style:name="P6" style:family="paragraph" style:parent-style-name="Standard" style:list-style-name="L1"/>
    <style:style style:name="P7" style:family="paragraph" style:parent-style-name="Standard" style:list-style-name="L1">
      <style:text-properties fo:font-weight="bold" officeooo:rsid="00183f4b" officeooo:paragraph-rsid="00183f4b" style:font-weight-asian="bold" style:font-weight-complex="bold"/>
    </style:style>
    <style:style style:name="P8" style:family="paragraph" style:parent-style-name="Standard" style:list-style-name="L1">
      <style:text-properties fo:font-weight="bold" officeooo:rsid="00194a73" officeooo:paragraph-rsid="00194a73" style:font-weight-asian="bold" style:font-weight-complex="bold"/>
    </style:style>
    <style:style style:name="P9" style:family="paragraph" style:parent-style-name="Standard">
      <style:text-properties fo:font-weight="bold" officeooo:rsid="0020656f" officeooo:paragraph-rsid="0020656f" style:font-weight-asian="bold" style:font-weight-complex="bold"/>
    </style:style>
    <style:style style:name="P10" style:family="paragraph" style:parent-style-name="Standard">
      <style:paragraph-properties fo:text-align="end" style:justify-single-word="false"/>
      <style:text-properties fo:font-weight="bold" officeooo:rsid="0020656f" officeooo:paragraph-rsid="0020656f" style:font-weight-asian="bold" style:font-weight-complex="bold"/>
    </style:style>
    <style:style style:name="P11" style:family="paragraph" style:parent-style-name="Standard">
      <style:text-properties fo:font-weight="bold" officeooo:rsid="002139db" officeooo:paragraph-rsid="002139db" style:font-weight-asian="bold" style:font-weight-complex="bold"/>
    </style:style>
    <style:style style:name="P12" style:family="paragraph" style:parent-style-name="Standard">
      <style:text-properties fo:font-weight="bold" officeooo:rsid="0021aca3" officeooo:paragraph-rsid="0021aca3" style:font-weight-asian="bold" style:font-weight-complex="bold"/>
    </style:style>
    <style:style style:name="P13" style:family="paragraph" style:parent-style-name="Standard">
      <style:text-properties fo:font-weight="bold" officeooo:rsid="0021b406" officeooo:paragraph-rsid="0021b406" style:font-weight-asian="bold" style:font-weight-complex="bold"/>
    </style:style>
    <style:style style:name="P14" style:family="paragraph" style:parent-style-name="Standard" style:list-style-name="L1">
      <style:text-properties fo:font-weight="normal" officeooo:rsid="001e4210" officeooo:paragraph-rsid="001e4210" style:font-weight-asian="normal" style:font-weight-complex="normal"/>
    </style:style>
    <style:style style:name="P15" style:family="paragraph" style:parent-style-name="Standard">
      <style:text-properties fo:font-weight="normal" officeooo:rsid="001e4210" officeooo:paragraph-rsid="001e4210" style:font-weight-asian="normal" style:font-weight-complex="normal"/>
    </style:style>
    <style:style style:name="P16" style:family="paragraph" style:parent-style-name="Standard">
      <style:text-properties fo:font-weight="normal" officeooo:rsid="001ec969" officeooo:paragraph-rsid="001ec969" style:font-weight-asian="normal" style:font-weight-complex="normal"/>
    </style:style>
    <style:style style:name="P17" style:family="paragraph" style:parent-style-name="Standard">
      <style:text-properties fo:font-weight="normal" officeooo:rsid="00194a73" officeooo:paragraph-rsid="00194a73" style:font-weight-asian="normal" style:font-weight-complex="normal"/>
    </style:style>
    <style:style style:name="P18" style:family="paragraph" style:parent-style-name="Standard" style:list-style-name="L2">
      <style:paragraph-properties fo:margin-top="0cm" fo:margin-bottom="0cm" style:contextual-spacing="false" fo:padding="0.049cm" fo:border="0.06pt solid #e1e5eb"/>
    </style:style>
    <style:style style:name="P19" style:family="paragraph" style:parent-style-name="Standard">
      <style:text-properties officeooo:paragraph-rsid="0024c035"/>
    </style:style>
    <style:style style:name="P20" style:family="paragraph" style:parent-style-name="Text_20_body" style:list-style-name="L2">
      <style:paragraph-properties fo:margin-top="0cm" fo:margin-bottom="0cm" style:contextual-spacing="false" fo:padding="0.049cm" fo:border="0.06pt solid #e1e5eb"/>
    </style:style>
    <style:style style:name="P21" style:family="paragraph" style:parent-style-name="Text_20_body">
      <style:text-properties fo:font-weight="bold" officeooo:rsid="00267961" officeooo:paragraph-rsid="00267961" style:font-weight-asian="bold" style:font-weight-complex="bold"/>
    </style:style>
    <style:style style:name="P22" style:family="paragraph" style:parent-style-name="Text_20_body">
      <style:text-properties fo:font-weight="bold" officeooo:rsid="00267961" officeooo:paragraph-rsid="002aa9ff" style:font-weight-asian="bold" style:font-weight-complex="bold"/>
    </style:style>
    <style:style style:name="P23" style:family="paragraph" style:parent-style-name="Text_20_body">
      <style:text-properties fo:font-weight="bold" officeooo:rsid="00298e29" officeooo:paragraph-rsid="00298e29" style:font-weight-asian="bold" style:font-weight-complex="bold"/>
    </style:style>
    <style:style style:name="P24" style:family="paragraph" style:parent-style-name="Text_20_body">
      <style:text-properties fo:font-weight="bold" officeooo:rsid="002aa9ff" officeooo:paragraph-rsid="002aa9ff" style:font-weight-asian="bold" style:font-weight-complex="bold"/>
    </style:style>
    <style:style style:name="P25" style:family="paragraph" style:parent-style-name="Text_20_body">
      <style:text-properties fo:font-weight="bold" officeooo:rsid="002b5135" officeooo:paragraph-rsid="002b5135" style:font-weight-asian="bold" style:font-weight-complex="bold"/>
    </style:style>
    <style:style style:name="P26" style:family="paragraph" style:parent-style-name="Text_20_body">
      <style:text-properties fo:font-weight="bold" officeooo:rsid="002c143f" officeooo:paragraph-rsid="002c143f" style:font-weight-asian="bold" style:font-weight-complex="bold"/>
    </style:style>
    <style:style style:name="P27" style:family="paragraph" style:parent-style-name="Text_20_body">
      <style:text-properties fo:font-weight="bold" officeooo:rsid="002cce89" officeooo:paragraph-rsid="002cce89" style:font-weight-asian="bold" style:font-weight-complex="bold"/>
    </style:style>
    <style:style style:name="P28" style:family="paragraph" style:parent-style-name="Text_20_body">
      <style:text-properties fo:font-weight="bold" officeooo:rsid="002e857c" officeooo:paragraph-rsid="002e857c" style:font-weight-asian="bold" style:font-weight-complex="bold"/>
    </style:style>
    <style:style style:name="T1" style:family="text">
      <style:text-properties officeooo:rsid="00183f4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3f4b" style:font-weight-asian="bold" style:font-weight-complex="bold"/>
    </style:style>
    <style:style style:name="T4" style:family="text">
      <style:text-properties fo:font-weight="bold" loext:padding="0.049cm" loext:border="0.06pt solid #e1e5eb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83f4b" style:font-weight-asian="normal" style:font-weight-complex="normal"/>
    </style:style>
    <style:style style:name="T7" style:family="text">
      <style:text-properties fo:font-weight="normal" officeooo:rsid="0024c035" style:font-weight-asian="normal" style:font-weight-complex="normal"/>
    </style:style>
    <style:style style:name="T8" style:family="text">
      <style:text-properties fo:font-weight="normal" officeooo:rsid="0027c939" style:font-weight-asian="normal" style:font-weight-complex="normal"/>
    </style:style>
    <style:style style:name="T9" style:family="text">
      <style:text-properties fo:font-weight="normal" officeooo:rsid="00298e29" style:font-weight-asian="normal" style:font-weight-complex="normal"/>
    </style:style>
    <style:style style:name="T10" style:family="text">
      <style:text-properties fo:font-weight="normal" officeooo:rsid="002fd953" style:font-weight-asian="normal" style:font-weight-complex="normal"/>
    </style:style>
    <style:style style:name="T11" style:family="text">
      <style:text-properties fo:font-weight="normal" fo:background-color="#0369a3" loext:char-shading-value="0" style:font-weight-asian="normal" style:font-weight-complex="normal"/>
    </style:style>
    <style:style style:name="T12" style:family="text">
      <style:text-properties fo:font-weight="normal" fo:background-color="#43c330" loext:char-shading-value="0" style:font-weight-asian="normal" style:font-weight-complex="normal"/>
    </style:style>
    <style:style style:name="T13" style:family="text">
      <style:text-properties fo:font-weight="normal" fo:background-color="#e9b913" loext:char-shading-value="0" style:font-weight-asian="normal" style:font-weight-complex="normal"/>
    </style:style>
    <style:style style:name="T14" style:family="text">
      <style:text-properties fo:font-weight="normal" fo:background-color="#fc5c00" loext:char-shading-value="0" style:font-weight-asian="normal" style:font-weight-complex="normal"/>
    </style:style>
    <style:style style:name="T15" style:family="text">
      <style:text-properties fo:font-weight="normal" fo:background-color="#18a303" loext:char-shading-value="0" style:font-weight-asian="normal" style:font-weight-complex="normal"/>
    </style:style>
    <style:style style:name="T16" style:family="text">
      <style:text-properties fo:font-weight="normal" fo:background-color="#d36118" loext:char-shading-value="0" style:font-weight-asian="normal" style:font-weight-complex="normal"/>
    </style:style>
    <style:style style:name="T17" style:family="text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T18" style:family="text">
      <style:text-properties loext:padding="0.049cm" loext:border="0.06pt solid #e1e5eb"/>
    </style:style>
    <style:style style:name="T19" style:family="text">
      <style:text-properties officeooo:rsid="002303ab"/>
    </style:style>
    <style:style style:name="T20" style:family="text">
      <style:text-properties fo:color="#212529" loext:opacity="100%" style:font-name="SFMono-Regular" fo:font-size="10.5pt" loext:padding="0.049cm" loext:border="0.06pt solid #e1e5eb"/>
    </style:style>
    <style:style style:name="T21" style:family="text">
      <style:text-properties officeooo:rsid="00267961"/>
    </style:style>
    <style:style style:name="T22" style:family="text">
      <style:text-properties officeooo:rsid="0027c939"/>
    </style:style>
    <style:style style:name="T23" style:family="text">
      <style:text-properties officeooo:rsid="00298e29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PUTS E OUTPUTS </text:p>
      <text:list xml:id="list615296574" text:style-name="L1">
        <text:list-item>
          <text:p text:style-name="P6"><text:span text:style-name="T2">cat </text:span><text:s/>consegue receber valores <text:span text:style-name="T1">com inputs; </text:span><text:span text:style-name="T3">ctrl + D </text:span><text:span text:style-name="T6">encerra o comando;</text:span></text:p>
        </text:list-item>
        <text:list-item>
          <text:p text:style-name="P7">cat &gt; exemplo.txt = <text:span text:style-name="T5">o ‘&gt;’ permite inserir dados dentro de um arquivo. </text:span></text:p>
        </text:list-item>
        <text:list-item>
          <text:p text:style-name="P7">Cat » exemplo.txt =<text:span text:style-name="T5"> acrescenta mais valores ao arquivo. </text:span></text:p>
        </text:list-item>
        <text:list-item>
          <text:p text:style-name="P7">Cat exemplo.txt ex.txt &gt; tudo.txt = <text:span text:style-name="T5">pega as informações dos dois arquivos e manda pro terceiro. </text:span></text:p>
        </text:list-item>
        <text:list-item>
          <text:p text:style-name="P8">Sort &lt; tudo.txt = <text:span text:style-name="T5">coloca em ordem alfabetica, mas o ‘&lt;’ só muda na visualização dentro do terminal, não modifica o arquivo. <text:s/></text:span><text:span text:style-name="T10">O ‘&lt;’ também é utilizado para direcionar comandos a arquivos.</text:span></text:p>
        </text:list-item>
        <text:list-item>
          <text:p text:style-name="P8">Sort &lt; tudo.txt &gt; tudoOrdem.txt = ‘&lt;’ <text:span text:style-name="T5">Faz com que ordene somente no terminal e ‘&gt;’ cria um arquivo com o arquivo ordenado. </text:span></text:p>
        </text:list-item>
        <text:list-item>
          <text:p text:style-name="P8">Who =<text:span text:style-name="T5"> mostra quem estava usando ou tem acesso ao terminal. </text:span></text:p>
        </text:list-item>
        <text:list-item>
          <text:p text:style-name="P8">Who | sort = <text:span text:style-name="T5">o resultado de who (output) vai ser ordenado pelo comando sort. </text:span></text:p>
        </text:list-item>
        <text:list-item>
          <text:p text:style-name="P8">Who | wc -l = <text:span text:style-name="T5">o output who vai enviar pro comando wc e vai retornar a quantidade de usuarios. </text:span></text:p>
        </text:list-item>
        <text:list-item>
          <text:p text:style-name="P2">O ‘&gt;’ redireciona a sa<text:span text:style-name="T17">ída padrão para um arquivo, sendo assim caso haja algum conteudo no arquivo ele será substituído. </text:span></text:p>
        </text:list-item>
        <text:list-item>
          <text:p text:style-name="P3">O ‘»’ anexa a saída padrão a um arquivo. Sendo assim ele adiciona o que for digitado ao final do arquivo em questão. </text:p>
        </text:list-item>
        <text:list-item>
          <text:p text:style-name="P3">O ‘|’ canaliza a saída do primeiro comando para a entrada do segundo, dessa forma conseguimos realizar comandos de forma sucessiva. </text:p>
          <text:p text:style-name="P14">Se quisermos uma lista com todos os nomes que contenham a letra F e o resultado em ordem alfabética, podemos utilizar: </text:p>
        </text:list-item>
        <text:list-item>
          <text:p text:style-name="P14">grep F nomes.txt | sort </text:p>
        </text:list-item>
        <text:list-item>
          <text:p text:style-name="P14">resultado: Fabiano e Fernanda</text:p>
        </text:list-item>
      </text:list>
      <text:p text:style-name="P15"/>
      <text:p text:style-name="P16">NÍVEIS DE ACESSO NO UNIX </text:p>
      <text:p text:style-name="P9">ls -l <text:s/>/ <text:span text:style-name="T19">ll</text:span>= <text:span text:style-name="T5"><text:s/>traz mais informações sobre as pastas e usuarios e permissoes;</text:span></text:p>
      <text:p text:style-name="P9">r = <text:span text:style-name="T5"><text:s/>leitura permitida do arquivo ou diretório (read); </text:span></text:p>
      <text:p text:style-name="P9">w = <text:span text:style-name="T5">editar um arquivo ou modificar o conteúdo de um diretório (write); </text:span></text:p>
      <text:p text:style-name="P9"><text:s/>x = <text:span text:style-name="T5">permite executar um arquivo ou acessar um diretório pelo comando cd (execute); </text:span></text:p>
      <text:p text:style-name="P9">‘- (hífen)’ =<text:span text:style-name="T5"> no começo da sequência indica um arquivo comum;</text:span></text:p>
      <text:p text:style-name="P9">d = <text:span text:style-name="T5">no ínicio da sequencia indica um diretório; </text:span></text:p>
      <text:p text:style-name="P11"><text:span text:style-name="T5">EXEMPLO: </text:span><text:span text:style-name="T11">-</text:span><text:span text:style-name="T5"> </text:span><text:span text:style-name="T12">rw-</text:span><text:span text:style-name="T5"> </text:span><text:span text:style-name="T13">r--</text:span><text:span text:style-name="T5"> </text:span><text:span text:style-name="T14">r--</text:span><text:span text:style-name="T5"> = </text:span><text:span text:style-name="T11">- significa que é um arquivo comum (não é um diretório);</text:span><text:span text:style-name="T5"> </text:span><text:span text:style-name="T15">pode r(ler) w(escrever) mas não pode – (executar, seria o x); </text:span><text:span text:style-name="T5"><text:s/></text:span><text:span text:style-name="T13">o grupo pode r(ler) mas não pode escrever nem executar; </text:span><text:span text:style-name="T5">e</text:span><text:span text:style-name="T16"> outros usuarios tambem podem r(ler) mas não podem escrever nem executar.</text:span><text:span text:style-name="T5"> </text:span></text:p>
      <text:p text:style-name="P12">Chmod<text:span text:style-name="T5"> = passa algumas informações pra poder dizer qual o tipo de permissao que vamos colocar. </text:span></text:p>
      <text:p text:style-name="P12">Chmod u = <text:span text:style-name="T5">muda as permissoes somente no usuário. </text:span></text:p>
      <text:p text:style-name="P12">Chmod g =<text:span text:style-name="T5"> muda permissões para o grupo. </text:span></text:p>
      <text:p text:style-name="P12">Chmod o = <text:span text:style-name="T5">muda para outros usuarios. </text:span></text:p>
      <text:p text:style-name="P12">Chmod a = <text:span text:style-name="T5">muda para geral. </text:span></text:p>
      <text:p text:style-name="P13">Chmod u- = <text:span text:style-name="T5">retira uma permissao. </text:span></text:p>
      <text:p text:style-name="P13">Chmod u+ = <text:span text:style-name="T5">acrescenta uma permissão. </text:span></text:p>
      <text:p text:style-name="P13">Chmod u= =<text:span text:style-name="T5">deixa exatamente da forma que queremos. </text:span></text:p>
      <text:p text:style-name="P19"><text:span text:style-name="T7">Modo octal : </text:span><text:span text:style-name="T5">Leitura </text:span><text:span text:style-name="Strong_20_Emphasis"><text:span text:style-name="T4">r</text:span></text:span><text:span text:style-name="T5"> - 4</text:span></text:p>
      <text:list xml:id="list518540593" text:style-name="L2">
        <text:list-item>
          <text:p text:style-name="P20">Escrita <text:span text:style-name="Strong_20_Emphasis"><text:span text:style-name="T4">w</text:span></text:span> - 2</text:p>
        </text:list-item>
        <text:list-item>
          <text:p text:style-name="P20">Execução <text:span text:style-name="Strong_20_Emphasis"><text:span text:style-name="T4">x</text:span></text:span> - 1</text:p>
        </text:list-item>
        <text:list-item>
          <text:p text:style-name="P18"><text:span text:style-name="T18">Esses valores são permissões com base em bits de </text:span><text:span text:style-name="Strong_20_Emphasis"><text:span text:style-name="T4">ligados = 1</text:span></text:span><text:span text:style-name="T18"> e </text:span><text:span text:style-name="Strong_20_Emphasis"><text:span text:style-name="T4">desligados = 0</text:span></text:span><text:span text:style-name="T18">,</text:span></text:p>
        </text:list-item>
      </text:list>
      <text:p text:style-name="P4"><text:span text:style-name="Source_20_Text"><text:span text:style-name="T20">rwx = 111 ( 7 | Acesso Total )</text:span></text:span></text:p>
      <text:p text:style-name="P5"><text:span text:style-name="Source_20_Text"><text:span text:style-name="T20">r-- = 100 ( 4 | Somente Leitura )</text:span></text:span></text:p>
      <text:p text:style-name="P5"><text:span text:style-name="Source_20_Text"><text:span text:style-name="T20">-w- = 010 ( 2 | Somente Escrita )</text:span></text:span></text:p>
      <text:p text:style-name="P5"><text:span text:style-name="Source_20_Text"><text:span text:style-name="T20">--x = 001 ( 1 | Somente Execução )</text:span></text:span></text:p>
      <text:p text:style-name="P5"><text:soft-page-break/><text:span text:style-name="Source_20_Text"><text:span text:style-name="T20">rw- = 110 ( 6 | Somente Leitura e Escrita )</text:span></text:span></text:p>
      <text:p text:style-name="P5"><text:span text:style-name="Source_20_Text"><text:span text:style-name="T20">r-x = 101 ( 5 | Somente Leitura e Execução )</text:span></text:span></text:p>
      <text:p text:style-name="P5"><text:span text:style-name="Source_20_Text"><text:span text:style-name="T20">-wx = 011 ( 3 | Somente Escrita e Execução )</text:span></text:span></text:p>
      <text:p text:style-name="P5"><text:span text:style-name="Source_20_Text"><text:span text:style-name="T20">--- = 000 ( 0 | Todos Acessos Negados )</text:span></text:span></text:p>
      <text:p text:style-name="Text_20_body"><text:line-break/><text:span text:style-name="T21">PROCESSOS NO UNIX </text:span></text:p>
      <text:p text:style-name="P21">ps = <text:span text:style-name="T5">traz a lista de processos sendo executados no momento;</text:span></text:p>
      <text:p text:style-name="P22">sleep = <text:span text:style-name="T5">coloca o terminal em descanso por um tempo especificado. <text:s/></text:span></text:p>
      <text:p text:style-name="P22"><text:span text:style-name="T22">Crtl + Z </text:span><text:span text:style-name="T8">suspende o processo. </text:span></text:p>
      <text:p text:style-name="P22"><text:span text:style-name="T22">Bg</text:span><text:span text:style-name="T8"> transfere o processo pro background. </text:span></text:p>
      <text:p text:style-name="P22"><text:span text:style-name="T23">Fg %1 </text:span><text:span text:style-name="T9">foreground, ou seja traz pra frente e continua de onde parou o numero do processo. </text:span></text:p>
      <text:p text:style-name="P24">Crtl + C <text:span text:style-name="T5">termina o processo em foreground </text:span></text:p>
      <text:p text:style-name="P24">kill %1 ou o PID (ex: 7657) kill 7657 <text:span text:style-name="T5">termina o processo em background</text:span></text:p>
      <text:p text:style-name="P25">kill -9 7816 <text:span text:style-name="T5">mata o processo mesmo se ele não quiser ser fechado. </text:span></text:p>
      <text:p text:style-name="P21">Sleep 10 &amp; = <text:span text:style-name="T5">cria esse processo em background e da pra fazer outras coisas enquanto ele é executado.</text:span></text:p>
      <text:p text:style-name="P23">Jobs = <text:span text:style-name="T5"><text:s/>exibe todos os processos executados. </text:span></text:p>
      <text:p text:style-name="P26"><text:span text:style-name="T5">FIND, HISTORY E ECHO </text:span></text:p>
      <text:p text:style-name="P26">find <text:span text:style-name="T5">é um comando que pesquisa por arquivos ou pastas de acordo com parametros. </text:span></text:p>
      <text:p text:style-name="P26">Find . -name “*.txt” <text:span text:style-name="T5">lista todos os arquivos que terminam em .txt</text:span></text:p>
      <text:p text:style-name="P26">find . -type d <text:span text:style-name="T5">lista todos os diretórios</text:span></text:p>
      <text:p text:style-name="P26">find . -type f <text:span text:style-name="T5">lista todos os arquivos </text:span></text:p>
      <text:p text:style-name="P26">find ./teste -name “exemplo*” <text:span text:style-name="T5">lista arquivos e diretorios que comecem com o trecho</text:span></text:p>
      <text:p text:style-name="P26">find ./teste -type f -name “exemplo*” <text:span text:style-name="T5">lista somente arquivos que comecem com o trecho</text:span></text:p>
      <text:p text:style-name="P26">find .teste -type d -name “exemplo* <text:span text:style-name="T5">lista as pastas que comecem como trecho.</text:span></text:p>
      <text:p text:style-name="P27">History <text:span text:style-name="T5">é um comando que mostra o historico de comandos que você executou no terminal. </text:span></text:p>
      <text:p text:style-name="P27">History <text:span text:style-name="T5">mostra o historico</text:span></text:p>
      <text:p text:style-name="P27">history | tail <text:span text:style-name="T5">pega os 10 ultimos comandos </text:span></text:p>
      <text:p text:style-name="P28">echo <text:span text:style-name="T5">é um comando utilizado em scripts ou terminal pra exibir mensagens na tela ou arquivo </text:span></text:p>
      <text:p text:style-name="P28">echo <text:span text:style-name="T5">“Este é um teste” </text:span></text:p>
      <text:p text:style-name="P28"><text:span text:style-name="T5">resultado</text:span></text:p>
      <text:p text:style-name="P28"><text:span text:style-name="T5">Este é um teste</text:span></text:p>
      <text:p text:style-name="P28">echo <text:span text:style-name="T5">“Este é mais um teste” &gt; teste.txt</text:span></text:p>
      <text:p text:style-name="P28">cat <text:span text:style-name="T5">teste.txt</text:span></text:p>
      <text:p text:style-name="P28"><text:soft-page-break/><text:span text:style-name="T5">Este é mais um teste </text:span></text:p>
      <text:p text:style-name="P28"><text:span text:style-name="T5">Ou seja é usado para colocar textos dentro de arquivos. </text:span></text:p>
      <text:p text:style-name="P28"><text:span text:style-name="T5"/></text:p>
      <text:p text:style-name="P21"><text:span text:style-name="T5"/></text:p>
      <text:p text:style-name="P21"><text:span text:style-name="T5"/></text:p>
      <text:p text:style-name="P12"><text:span text:style-name="T5"/></text:p>
      <text:p text:style-name="P10"/>
      <text:p text:style-name="P10"/>
      <text:p text:style-name="P9"><text:span text:style-name="T5"/>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Monaco, 'Andale Mono', 'Ubuntu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indent="0cm" style:auto-text-indent="false"/>
      <style:text-properties officeooo:rsid="00183f4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5T10:47:37.777101086</meta:creation-date>
    <meta:generator>LibreOffice/7.3.5.2$Linux_X86_64 LibreOffice_project/30$Build-2</meta:generator>
    <dc:date>2022-08-05T15:14:16.412609300</dc:date>
    <meta:editing-duration>PT3H20M17S</meta:editing-duration>
    <meta:editing-cycles>19</meta:editing-cycles>
    <meta:document-statistic meta:table-count="0" meta:image-count="0" meta:object-count="0" meta:page-count="3" meta:paragraph-count="74" meta:word-count="846" meta:character-count="4437" meta:non-whitespace-character-count="3629"/>
  </office:meta>
</office:document-meta>
</file>